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b8c" officeooo:paragraph-rsid="00038b8c"/>
    </style:style>
    <style:style style:name="P2" style:family="paragraph" style:parent-style-name="Standard">
      <style:text-properties officeooo:rsid="0003b53e" officeooo:paragraph-rsid="0003b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 for Feature Engineering – Step Wise </text:p>
      <text:p text:style-name="P1"/>
      <text:p text:style-name="P1"><text:a xlink:type="simple" xlink:href="http://data.princeton.edu/wws509/notes/c3.pdf" text:style-name="Internet_20_link" text:visited-style-name="Visited_20_Internet_20_Link">http://data.princeton.edu/wws509/notes/c3.pdf</text:a></text:p>
      <text:p text:style-name="P1"/>
      <text:p text:style-name="P1"><text:a xlink:type="simple" xlink:href="https://en.wikipedia.org/wiki/Stepwise_regression" text:style-name="Internet_20_link" text:visited-style-name="Visited_20_Internet_20_Link">https://en.wikipedia.org/wiki/Stepwise_regression</text:a></text:p>
      <text:p text:style-name="P1"/>
      <text:p text:style-name="P1"><text:a xlink:type="simple" xlink:href="https://www.ibm.com/support/knowledgecenter/en/SSLVMB_20.0.0/com.ibm.spss.statistics.help/alg_logistic_stepwise-alg_fstep.htm" text:style-name="Internet_20_link" text:visited-style-name="Visited_20_Internet_20_Link">https://www.ibm.com/support/knowledgecenter/en/SSLVMB_20.0.0/com.ibm.spss.statistics.help/alg_logistic_stepwise-alg_fstep.htm</text:a></text:p>
      <text:p text:style-name="P1"/>
      <text:p text:style-name="P2"><text:a xlink:type="simple" xlink:href="https://www.ibm.com/support/knowledgecenter/SSLVMB_24.0.0/spss/regression/logistic_intro.html#logistic_intro" text:style-name="Internet_20_link" text:visited-style-name="Visited_20_Internet_20_Link">https://www.ibm.com/support/knowledgecenter/SSLVMB_24.0.0/spss/regression/logistic_intro.html#logistic_intro</text:a></text:p>
      <text:p text:style-name="P2"/>
      <text:p text:style-name="P2"><text:a xlink:type="simple" xlink:href="https://www.ibm.com/support/knowledgecenter/en/SSLVMB_24.0.0/spss/regression/logistic_regression_methods.html" text:style-name="Internet_20_link" text:visited-style-name="Visited_20_Internet_20_Link">https://www.ibm.com/support/knowledgecenter/en/SSLVMB_24.0.0/spss/regression/logistic_regression_methods.html</text:a></text:p>
      <text:p text:style-name="P2"/>
      <text:p text:style-name="P2"><text:a xlink:type="simple" xlink:href="https://www.analyticsvidhya.com/blog/2015/08/comprehensive-guide-regression/" text:style-name="Internet_20_link" text:visited-style-name="Visited_20_Internet_20_Link">https://www.analyticsvidhya.com/blog/2015/08/comprehensive-guide-regression/</text:a></text:p>
      <text:p text:style-name="P2"/>
      <text:p text:style-name="P2">This is what I used for the stepwise (logistic <text:s/>regression) : <text:a xlink:type="simple" xlink:href="https://statisticalhorizons.com/r2logistic" text:style-name="Internet_20_link" text:visited-style-name="Visited_20_Internet_20_Link">https://statisticalhorizons.com/r2logistic</text:a></text:p>
      <text:p text:style-name="P2"/>
      <text:p text:style-name="P2"><text:a xlink:type="simple" xlink:href="http://thestatsgeek.com/2014/02/08/r-squared-in-logistic-regression/" text:style-name="Internet_20_link" text:visited-style-name="Visited_20_Internet_20_Link">http://thestatsgeek.com/2014/02/08/r-squared-in-logistic-regression/</text:a></text:p>
      <text:p text:style-name="P2"/>
      <text:p text:style-name="P2">Wikipedia explanation of stepwise-logistic regression: </text:p>
      <text:p text:style-name="P2"><text:a xlink:type="simple" xlink:href="https://en.wikipedia.org/wiki/Logistic_regression" text:style-name="Internet_20_link" text:visited-style-name="Visited_20_Internet_20_Link">https://en.wikipedia.org/wiki/Logistic_regression</text:a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2:30:28.432587796</meta:creation-date>
    <dc:date>2017-10-20T22:48:59.173148366</dc:date>
    <meta:editing-duration>PT8M20S</meta:editing-duration>
    <meta:editing-cycles>1</meta:editing-cycles>
    <meta:document-statistic meta:table-count="0" meta:image-count="0" meta:object-count="0" meta:page-count="1" meta:paragraph-count="11" meta:word-count="31" meta:character-count="829" meta:non-whitespace-character-count="805"/>
    <meta:generator>LibreOffice/5.1.6.2$Linux_X86_64 LibreOffice_project/10m0$Build-2</meta:generator>
  </office:meta>
</office:document-meta>
</file>